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 — te explico <text:span text:style-name="Strong_20_Emphasis">paso a paso, desde cero</text:span>, para que tu primer carrusel quede profesional y alineado con todo lo que estás construyendo con Elara.</text:p>
      <text:p text:style-name="Horizontal_20_Line"/>
      <text:h text:style-name="Heading_20_1" text:outline-level="1">📱 Cómo crear un carrusel en Instagram (paso a paso)</text:h>
      <text:h text:style-name="Heading_20_2" text:outline-level="2">1️⃣ Crear el post</text:h>
      <text:list xml:id="list284514883" text:style-name="L1">
        <text:list-item>
          <text:p text:style-name="P2">Abre Instagram</text:p>
        </text:list-item>
        <text:list-item>
          <text:p text:style-name="P2">Toca el botón <text:span text:style-name="Strong_20_Emphasis">“+” (crear)</text:span></text:p>
        </text:list-item>
        <text:list-item>
          <text:p text:style-name="P2">Selecciona <text:span text:style-name="Strong_20_Emphasis">“Publicación” (Post)</text:span></text:p>
        </text:list-item>
      </text:list>
      <text:p text:style-name="Horizontal_20_Line"/>
      <text:h text:style-name="Heading_20_2" text:outline-level="2">2️⃣ Seleccionar carrusel</text:h>
      <text:list xml:id="list412234772" text:style-name="L2">
        <text:list-item>
          <text:p text:style-name="P3">Toca el icono de <text:span text:style-name="Strong_20_Emphasis">múltiples imágenes (dos cuadrados)</text:span></text:p>
        </text:list-item>
        <text:list-item>
          <text:p text:style-name="P3">Selecciona tus imágenes en orden:</text:p>
        </text:list-item>
      </text:list>
      <text:p text:style-name="Text_20_body">👉 Orden correcto para tu caso:</text:p>
      <text:list xml:id="list2595249514" text:style-name="L3">
        <text:list-item>
          <text:p text:style-name="P4">Slide 1 → descubrimiento</text:p>
        </text:list-item>
        <text:list-item>
          <text:p text:style-name="P4">Slide 2 → “they were answers”</text:p>
        </text:list-item>
        <text:list-item>
          <text:p text:style-name="P4">Slide 3 → “Fabhrius”</text:p>
        </text:list-item>
        <text:list-item>
          <text:p text:style-name="P4">Slide 4 → revelación</text:p>
        </text:list-item>
        <text:list-item>
          <text:p text:style-name="P4">Slide 5 → reconstrucción</text:p>
        </text:list-item>
      </text:list>
      <text:p text:style-name="Text_20_body">⚠️ Importante:<text:line-break/>El orden aquí es el orden final → <text:span text:style-name="Strong_20_Emphasis">no se puede cambiar después</text:span></text:p>
      <text:p text:style-name="Horizontal_20_Line"/>
      <text:h text:style-name="Heading_20_2" text:outline-level="2">3️⃣ Ajustar formato (MUY importante)</text:h>
      <text:p text:style-name="Text_20_body">Para cada imagen:</text:p>
      <text:list xml:id="list1939998681" text:style-name="L4">
        <text:list-item>
          <text:p text:style-name="P5">Asegúrate que se vea completa</text:p>
        </text:list-item>
        <text:list-item>
          <text:p text:style-name="P5">Si recorta mal → usa el botón de ajuste (zoom)</text:p>
        </text:list-item>
      </text:list>
      <text:p text:style-name="Text_20_body">👉 Ideal: que todas estén en <text:span text:style-name="Strong_20_Emphasis">4:5 vertical (1080x1350)</text:span><text:line-break/>👉 Mantén coherencia visual entre slides</text:p>
      <text:p text:style-name="Horizontal_20_Line"><text:soft-page-break/></text:p>
      <text:h text:style-name="Heading_20_2" text:outline-level="2">4️⃣ Pantalla de edición</text:h>
      <text:p text:style-name="Text_20_body">Aquí puedes:</text:p>
      <text:list xml:id="list1977783153" text:style-name="L5">
        <text:list-item>
          <text:p text:style-name="P6">Aplicar filtros → ❌ <text:span text:style-name="Strong_20_Emphasis">NO lo hagas</text:span> (rompe tu estética)</text:p>
        </text:list-item>
        <text:list-item>
          <text:p text:style-name="P6">Ajustar brillo/contraste → solo si es necesario</text:p>
        </text:list-item>
      </text:list>
      <text:p text:style-name="Text_20_body">👉 Recomendación: deja las imágenes tal cual las generaste</text:p>
      <text:p text:style-name="Horizontal_20_Line"/>
      <text:h text:style-name="Heading_20_2" text:outline-level="2">5️⃣ Escribir el caption (clave)</text:h>
      <text:p text:style-name="Text_20_body">Aquí va tu texto completo.</text:p>
      <text:h text:style-name="Heading_20_3" text:outline-level="3">✍️ Estructura recomendada:</text:h>
      <text:p text:style-name="Preformatted_20_Text"><text:span text:style-name="Source_20_Text">She found the remains of a forgotten civilization. <text:s/></text:span></text:p>
      <text:p text:style-name="Preformatted_20_Text"><text:span text:style-name="Source_20_Text">They were not ruins… they were answers. <text:s/></text:span></text:p>
      <text:p text:style-name="Preformatted_20_Text"/>
      <text:p text:style-name="Preformatted_20_Text"><text:span text:style-name="Source_20_Text">The engravings bore a name: Fabhrius. <text:s/></text:span></text:p>
      <text:p text:style-name="Preformatted_20_Text"/>
      <text:p text:style-name="Preformatted_20_Text"><text:span text:style-name="Source_20_Text">They did not explain the world. <text:s/></text:span></text:p>
      <text:p text:style-name="Preformatted_20_Text"><text:span text:style-name="Source_20_Text">They revealed what we are. <text:s/></text:span></text:p>
      <text:p text:style-name="Preformatted_20_Text"/>
      <text:p text:style-name="Preformatted_20_Text"><text:span text:style-name="Source_20_Text">I am reconstructing that knowledge now. <text:s/></text:span></text:p>
      <text:p text:style-name="Preformatted_20_Text"/>
      <text:p text:style-name="P1"><text:span text:style-name="Source_20_Text">#fantasy #mystery #storytelling #worldbuilding #philosophy #darkfantasy #fantasyart #lore</text:span></text:p>
      <text:p text:style-name="Text_20_body">👉 Tips:</text:p>
      <text:list xml:id="list149690067" text:style-name="L6">
        <text:list-item>
          <text:p text:style-name="P7">Usa <text:span text:style-name="Strong_20_Emphasis">saltos de línea</text:span> (como arriba) → mejora la lectura</text:p>
        </text:list-item>
        <text:list-item>
          <text:p text:style-name="P7">No hagas párrafo largo</text:p>
        </text:list-item>
      </text:list>
      <text:p text:style-name="Horizontal_20_Line"/>
      <text:h text:style-name="Heading_20_2" text:outline-level="2">6️⃣ Hashtags</text:h>
      <text:list xml:id="list1538071219" text:style-name="L7">
        <text:list-item>
          <text:p text:style-name="P8">Van <text:span text:style-name="Strong_20_Emphasis">al final del caption</text:span></text:p>
        </text:list-item>
        <text:list-item>
          <text:p text:style-name="P8">Usa <text:span text:style-name="Strong_20_Emphasis">5–10 hashtags</text:span> (como te di arriba)</text:p>
        </text:list-item>
      </text:list>
      <text:p text:style-name="Horizontal_20_Line"/>
      <text:h text:style-name="Heading_20_2" text:outline-level="2">7️⃣ Ubicación (opcional pero recomendable)</text:h>
      <text:p text:style-name="Text_20_body">Toca <text:span text:style-name="Strong_20_Emphasis">“Agregar ubicación”</text:span><text:line-break/>Puedes poner algo como:</text:p>
      <text:list xml:id="list3796028930" text:style-name="L8">
        <text:list-item>
          <text:p text:style-name="P9"><text:soft-page-break/>“Ancient Ruins”</text:p>
        </text:list-item>
        <text:list-item>
          <text:p text:style-name="P9">“Unknown World”</text:p>
        </text:list-item>
        <text:list-item>
          <text:p text:style-name="P9">o dejarlo vacío</text:p>
        </text:list-item>
      </text:list>
      <text:p text:style-name="Text_20_body">👉 Esto ayuda ligeramente al alcance</text:p>
      <text:p text:style-name="Horizontal_20_Line"/>
      <text:h text:style-name="Heading_20_2" text:outline-level="2">8️⃣ Configuración final</text:h>
      <text:p text:style-name="Text_20_body">Antes de publicar:</text:p>
      <text:list xml:id="list1275567947" text:style-name="L9">
        <text:list-item>
          <text:p text:style-name="P10">❌ No hace falta etiquetar personas</text:p>
        </text:list-item>
        <text:list-item>
          <text:p text:style-name="P10">❌ No hace falta música</text:p>
        </text:list-item>
        <text:list-item>
          <text:p text:style-name="P10">❌ No hace falta colaboración (por ahora)</text:p>
        </text:list-item>
      </text:list>
      <text:p text:style-name="Text_20_body">👉 Mantén todo limpio y misterioso</text:p>
      <text:p text:style-name="Horizontal_20_Line"/>
      <text:h text:style-name="Heading_20_2" text:outline-level="2">9️⃣ Publicar</text:h>
      <text:p text:style-name="Text_20_body">Toca <text:span text:style-name="Strong_20_Emphasis">“Compartir”</text:span></text:p>
      <text:p text:style-name="Text_20_body">Y listo 🚀</text:p>
      <text:p text:style-name="Horizontal_20_Line"/>
      <text:h text:style-name="Heading_20_1" text:outline-level="1">🔥 Después de publicar (MUY importante)</text:h>
      <text:p text:style-name="Text_20_body">Haz esto inmediatamente:</text:p>
      <text:list xml:id="list2829035658" text:style-name="L10">
        <text:list-item>
          <text:p text:style-name="P11">Ve a tu post</text:p>
        </text:list-item>
        <text:list-item>
          <text:p text:style-name="P11">Dale like (sí, tú mismo)</text:p>
        </text:list-item>
        <text:list-item>
          <text:p text:style-name="P11">Si tienes otra cuenta → interactúa</text:p>
        </text:list-item>
        <text:list-item>
          <text:p text:style-name="P11">Comparte el post en tus stories (opcional pero recomendado)</text:p>
        </text:list-item>
      </text:list>
      <text:p text:style-name="Horizontal_20_Line"/>
      <text:h text:style-name="Heading_20_1" text:outline-level="1">🧠 Detalle PRO que marca diferencia</text:h>
      <text:p text:style-name="Text_20_body">El carrusel funciona mejor si:</text:p>
      <text:p text:style-name="Text_20_body">👉 <text:span text:style-name="Strong_20_Emphasis">cada slide tiene texto dentro de la imagen</text:span><text:line-break/>(no solo en el caption)</text:p>
      <text:p text:style-name="Text_20_body"><text:soft-page-break/>Ejemplo:</text:p>
      <text:list xml:id="list3702234819" text:style-name="L11">
        <text:list-item>
          <text:p text:style-name="P12">Slide 1 → frase sobre la imagen</text:p>
        </text:list-item>
        <text:list-item>
          <text:p text:style-name="P12">Slide 2 → siguiente línea</text:p>
        </text:list-item>
        <text:list-item>
          <text:p text:style-name="P12">etc.</text:p>
        </text:list-item>
      </text:list>
      <text:p text:style-name="Text_20_body">Esto hace que la gente:</text:p>
      <text:list xml:id="list2931031931" text:style-name="L12">
        <text:list-item>
          <text:p text:style-name="P13">se detenga</text:p>
        </text:list-item>
        <text:list-item>
          <text:p text:style-name="P13">deslice</text:p>
        </text:list-item>
        <text:list-item>
          <text:p text:style-name="P13">se enganche</text:p>
        </text:list-item>
      </text:list>
      <text:p text:style-name="Horizontal_20_Line"/>
      <text:h text:style-name="Heading_20_1" text:outline-level="1">🎯 Resumen simple</text:h>
      <text:list xml:id="list3363448529" text:style-name="L13">
        <text:list-item>
          <text:p text:style-name="P14">Carrusel de 5 imágenes ✔</text:p>
        </text:list-item>
        <text:list-item>
          <text:p text:style-name="P14">Texto en caption ✔</text:p>
        </text:list-item>
        <text:list-item>
          <text:p text:style-name="P14">Hashtags al final ✔</text:p>
        </text:list-item>
        <text:list-item>
          <text:p text:style-name="P14">Estética coherente ✔</text:p>
        </text:list-item>
        <text:list-item>
          <text:p text:style-name="P14">Sin filtros ✔</text:p>
        </text:list-item>
      </text:list>
      <text:p text:style-name="Horizontal_20_Line"/>
      <text:p text:style-name="Text_20_body">Si quieres, el siguiente paso ideal es:<text:line-break/>👉 ayudarte a diseñar <text:span text:style-name="Strong_20_Emphasis">los próximos 3 carruseles (posts 2–4)</text:span> para que todo quede como una serie continua y adictiva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6T18:54:00.606000000</meta:creation-date>
    <dc:date>2026-04-06T19:00:50.989000000</dc:date>
    <meta:editing-duration>PT6M50S</meta:editing-duration>
    <meta:editing-cycles>1</meta:editing-cycles>
    <meta:document-statistic meta:table-count="0" meta:image-count="0" meta:object-count="0" meta:page-count="4" meta:paragraph-count="81" meta:word-count="501" meta:character-count="2705" meta:non-whitespace-character-count="2313"/>
    <meta:generator>LibreOffice/7.3.5.2$Windows_X86_64 LibreOffice_project/184fe81b8c8c30d8b5082578aee2fed2ea847c01</meta:generator>
  </office:meta>
</office:document-meta>
</file>